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19a98" officeooo:paragraph-rsid="00119a98"/>
    </style:style>
    <style:style style:name="P2" style:family="paragraph" style:parent-style-name="Standard">
      <style:text-properties style:text-underline-style="none" officeooo:rsid="00119a98" officeooo:paragraph-rsid="00119a98"/>
    </style:style>
    <style:style style:name="P3" style:family="paragraph" style:parent-style-name="Standard">
      <style:text-properties style:text-underline-style="none" officeooo:rsid="0012b044" officeooo:paragraph-rsid="0012b0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l the information in the world can be found in the World Wide Web.</text:p>
      <text:p text:style-name="P2"/>
      <text:p text:style-name="P3">We don’t reach aules because the server is down.</text:p>
      <text:p text:style-name="P3"/>
      <text:p text:style-name="P3">A Website is a collection of webpages.</text:p>
      <text:p text:style-name="P3"/>
      <text:p text:style-name="P3">The browser is the tool to see Website and search for information.</text:p>
      <text:p text:style-name="P3"/>
      <text:p text:style-name="P3">The markup language can be made in a file of plain text as long as you follow the syntax of the language.</text:p>
      <text:p text:style-name="P3"/>
      <text:p text:style-name="P3">The head is where the important things are, the body is where the interesting things are and the footer is where the foreign things are.</text:p>
      <text:p text:style-name="P3"/>
      <text:p text:style-name="P3">The header are things that we dont see in the pages and the body is where we see everything.</text:p>
      <text:p text:style-name="P3"/>
      <text:p text:style-name="P3">A tag is a definition of the information in the pages and attributes are definition of the definitions.</text:p>
      <text:p text:style-name="P3"/>
      <text:p text:style-name="P3">The angle bracket are the start and end of a tag as well a mathematical simbol.</text:p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19:20:40.681061658</meta:creation-date>
    <dc:date>2021-11-05T19:37:04.530715685</dc:date>
    <meta:editing-duration>PT16M2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42" meta:character-count="735" meta:non-whitespace-character-count="602"/>
  </office:meta>
</office:document-meta>
</file>